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8575cm"/>
    </style:style>
    <style:style style:name="co4" style:family="table-column">
      <style:table-column-properties fo:break-before="auto" style:column-width="1.56633333333333cm"/>
    </style:style>
    <style:style style:name="co5" style:family="table-column">
      <style:table-column-properties fo:break-before="auto" style:column-width="4.93183333333333cm"/>
    </style:style>
    <style:style style:name="co6" style:family="table-column">
      <style:table-column-properties fo:break-before="auto" style:column-width="28.1305cm"/>
    </style:style>
    <style:style style:name="co7" style:family="table-column">
      <style:table-column-properties fo:break-before="auto" style:column-width="32.3003333333333cm"/>
    </style:style>
    <style:style style:name="co8" style:family="table-column">
      <style:table-column-properties fo:break-before="auto" style:column-width="30.607cm"/>
    </style:style>
    <style:style style:name="co9" style:family="table-column">
      <style:table-column-properties fo:break-before="auto" style:column-width="33.2528333333333cm"/>
    </style:style>
    <style:style style:name="co10" style:family="table-column">
      <style:table-column-properties fo:break-before="auto" style:column-width="24.8073333333333cm"/>
    </style:style>
    <style:style style:name="co11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es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ategory</text:p>
          </table:table-cell>
          <table:table-cell office:value-type="string" table:style-name="ce1">
            <text:p>subcategory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1</text:p>
          </table:table-cell>
          <table:table-cell office:value-type="string" table:style-name="ce1">
            <text:p>ans2</text:p>
          </table:table-cell>
          <table:table-cell office:value-type="string" table:style-name="ce1">
            <text:p>ans3</text:p>
          </table:table-cell>
          <table:table-cell office:value-type="string" table:style-name="ce1">
            <text:p>ans4</text:p>
          </table:table-cell>
          <table:table-cell office:value-type="string" table:style-name="ce1">
            <text:p>ans5</text:p>
          </table:table-cell>
          <table:table-cell office:value-type="string" table:style-name="ce1">
            <text:p>rightans</text:p>
          </table:table-cell>
          <table:table-cell office:value-type="string" table:style-name="ce1">
            <text:p>image</text:p>
          </table:table-cell>
          <table:table-cell table:number-columns-repeated="16372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<text:s/>Identificați afirmația FALSĂ:</text:p>
          </table:table-cell>
          <table:table-cell office:value-type="string" table:style-name="ce1">
            <text:p>sistemul nervos, împreună cu sistemul endocrin, reglează majoritatea funcțiilor organismului</text:p>
          </table:table-cell>
          <table:table-cell office:value-type="string" table:style-name="ce1">
            <text:p>o celulă Schwann produce mielină pentru mai mulți axoni</text:p>
          </table:table-cell>
          <table:table-cell office:value-type="string" table:style-name="ce1">
            <text:p>sinapsa este conexiunea funcțională între un neuron și o altă celulă</text:p>
          </table:table-cell>
          <table:table-cell office:value-type="string" table:style-name="ce1">
            <text:p>reflexul reprezintă reacția de răspuns a centrilor nervoși la stimularea unei zone receptoare</text:p>
          </table:table-cell>
          <table:table-cell office:value-type="string" table:style-name="ce1">
            <text:p>măduva spinării nu ocupă în întregime canalul vertebral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coarnele laterale ale măduvei sunt vizibile în regiunea cervicală inferioară, în regiunea toracală și lombară inferioară</text:p>
          </table:table-cell>
          <table:table-cell office:value-type="string" table:style-name="ce1">
            <text:p>numai în condiții anormale viscerele pot fi punctul de plecare al senzației dureroase</text:p>
          </table:table-cell>
          <table:table-cell office:value-type="string" table:style-name="ce1">
            <text:p>calea sistemului piramidal își are originea în cortexul cerebral</text:p>
          </table:table-cell>
          <table:table-cell office:value-type="string" table:style-name="ce1">
            <text:p>trunchiul nervului spinal iese la exteriorul canalului vertebral prin gaura intervertebrală</text:p>
          </table:table-cell>
          <table:table-cell office:value-type="string" table:style-name="ce1">
            <text:p>nervii cranieni nu au doua rădăcini ( dorsală și ventrală)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corectă:</text:p>
          </table:table-cell>
          <table:table-cell office:value-type="string" table:style-name="ce1">
            <text:p>spre deosebire de măduvă encefalul este acoperit de meningele cerebrale</text:p>
          </table:table-cell>
          <table:table-cell office:value-type="string" table:style-name="ce1">
            <text:p>nervii faciali senzitivi</text:p>
          </table:table-cell>
          <table:table-cell office:value-type="string" table:style-name="ce1">
            <text:p>reflexele miotatice constau in contracția bruscă a unui mușchi, ca răspuns la întinderea tendonului său</text:p>
          </table:table-cell>
          <table:table-cell office:value-type="string" table:style-name="ce1">
            <text:p>talamusul este stație de releu pentru căile vizuale și auditive</text:p>
          </table:table-cell>
          <table:table-cell office:value-type="string" table:style-name="ce1">
            <text:p>emisferele cerebrale sunt legate intre ele prin ventriculii laterali<text:s/>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originea reală a fibrelor motorii ale nervului vag se află în nucleul ambiguu</text:p>
          </table:table-cell>
          <table:table-cell office:value-type="string" table:style-name="ce1">
            <text:p>cerebelul ocupă fosa posterioară a craniului fiind separat de emisferele cerebrale prin coasa cerebelului, excrescență a durei mater cerebrale</text:p>
          </table:table-cell>
          <table:table-cell office:value-type="string" table:style-name="ce1">
            <text:p><text:s/>fibrele parasimpatice ale nervului facial provin din doi: nucleul lacrimal și nucleul salivator superior, ambii găsindu-se în punte<text:s/></text:p>
          </table:table-cell>
          <table:table-cell office:value-type="string" table:style-name="ce1">
            <text:p>receptorii reflexelor miotatice sunt reprezentați de proprioceptorii musculari- <text:s/>fusurile neuromusculare</text:p>
          </table:table-cell>
          <table:table-cell office:value-type="string" table:style-name="ce1">
            <text:p>fibrele fasciculului piramidal străbat, în direcția lor descendentă, toate cele trei etaje ale trunchiului cerebral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dendritele, în porțiunea lor inițială, sunt mai groase, apoi se subțiază</text:p>
          </table:table-cell>
          <table:table-cell office:value-type="string" table:style-name="ce1">
            <text:p>teaca Henle separă membrana plasmatică a celulei Schwann de țesutul conjunctiv din jur</text:p>
          </table:table-cell>
          <table:table-cell office:value-type="string" table:style-name="ce1">
            <text:p>coarnele posterioare (dorsale) ale măduvei spinării conțin neuroni ai căilor senzitive care au semnificația de deutoneuron ( al doilea neuron), protoneuronul fiind situat in ganglionii spinali</text:p>
          </table:table-cell>
          <table:table-cell office:value-type="string" table:style-name="ce1">
            <text:p>nervii vestibulo-cohleari sunt nervi senzoriali și sunt formați dintr-o componentă vestibulară, care are pe traseu ganglionul lui Corti</text:p>
          </table:table-cell>
          <table:table-cell office:value-type="string" table:style-name="ce1">
            <text:p>după câteva luni de la extirparea cerebelului, tulburările se atenuează prin compensare corticală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corectă:</text:p>
          </table:table-cell>
          <table:table-cell office:value-type="string" table:style-name="ce1">
            <text:p>pedunculii cerebeloși superiori conțin numai fibre aferente</text:p>
          </table:table-cell>
          <table:table-cell office:value-type="string" table:style-name="ce1">
            <text:p>emisferul cerebral stâng este mai dezvoltat la stângaci<text:s/></text:p>
          </table:table-cell>
          <table:table-cell office:value-type="string" table:style-name="ce1">
            <text:p>din cele trei ramuri principale ale trigemenului, cea oftalmică și cea maxilară sunt senzitive, iar cea mandibulară este mixtă</text:p>
          </table:table-cell>
          <table:table-cell office:value-type="string" table:style-name="ce1">
            <text:p>axonul neuronilor senzitivi intră în măduvă pe calea rădăcinii anterioare</text:p>
          </table:table-cell>
          <table:table-cell office:value-type="string" table:style-name="ce1">
            <text:p>protoneuronul sensibilității interoceptive se găsește în ganglionul spinal: axonul lui ajunge la receptori, iar dendrita pătrunde în măduvă<text:s/>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proprioreceptorii primesc stimuli de la mușchi, tendoane,articulații și informează despre poziția corpului și permit controlul mișcării</text:p>
          </table:table-cell>
          <table:table-cell office:value-type="string" table:style-name="ce1">
            <text:p>deși similară cu cea neuro-nuronală sinapsa neuromusculară se <text:s/>numește placă motorie sau joncțiune neuromusculară</text:p>
          </table:table-cell>
          <table:table-cell office:value-type="string" table:style-name="ce1">
            <text:p>teaca de mielină este produsă de oligodendrocite<text:s/></text:p>
          </table:table-cell>
          <table:table-cell office:value-type="string" table:style-name="ce1">
            <text:p>rădăcina anterioară a nervilor spinali conține axonii neuronilor somatomotori din cornul anterior al măduvei<text:s/></text:p>
          </table:table-cell>
          <table:table-cell office:value-type="string" table:style-name="ce1">
            <text:p>principalele reflexe spinale somatice sunt reflexele miotatice și nociceptive, dar nu și reflexul de mers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fibrele gustative ale nervului facial au originea în ganglionul geniculat de pe traseul nervului<text:s/></text:p>
          </table:table-cell>
          <table:table-cell office:value-type="string" table:style-name="ce1">
            <text:p>scoarța cerebeloasă este înconjurată de substanța albă, care trimite prelungiri în interior dând aspectul unei coroane de arbore</text:p>
          </table:table-cell>
          <table:table-cell office:value-type="string" table:style-name="ce1">
            <text:p>nucleii bazali reprezintă nuclei importanță ai sistemului extrapiramidal</text:p>
          </table:table-cell>
          <table:table-cell office:value-type="string" table:style-name="ce1">
            <text:p>reflexul necondiționat este înnăscut și este caracteristic <text:s/>speciei<text:s/></text:p>
          </table:table-cell>
          <table:table-cell office:value-type="string" table:style-name="ce1">
            <text:p>arcul reflex vegetativ are aceleași componente ca și cel somatic, diferența este constituită în modul în care este alcătuită calea eferentă<text:s/>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corectă:</text:p>
          </table:table-cell>
          <table:table-cell office:value-type="string" table:style-name="ce1">
            <text:p>cele mai multe organe primesc o inervație dublă vegetativă și antagonică</text:p>
          </table:table-cell>
          <table:table-cell office:value-type="string" table:style-name="ce1">
            <text:p>excitația este procesul nervos pasiv care se manifestă prin inițierea unei activități sau amplificarea uneia preexistente<text:s/></text:p>
          </table:table-cell>
          <table:table-cell office:value-type="string" table:style-name="ce1">
            <text:p>emisferele cerebrale prezintă trei fețe: laterală, medială și superioară (bazală)</text:p>
          </table:table-cell>
          <table:table-cell office:value-type="string" table:style-name="ce1">
            <text:p>rădăcina bulbară a nervului cranian XI are originea în nucleul solitar din bulb</text:p>
          </table:table-cell>
          <table:table-cell office:value-type="string" table:style-name="ce1">
            <text:p>calea eferentă a reflexului miotatic este fibra musculară striată, iar efectorul, axonul motor<text:s text:c="2"/></text:p>
          </table:table-cell>
          <table:table-cell office:value-type="string" table:style-name="ce1">
            <text:p>1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protoneuronul căii sensibilității tactile grosiere se află în ganglionul spinal</text:p>
          </table:table-cell>
          <table:table-cell office:value-type="string" table:style-name="ce1">
            <text:p>arahnoida are o structură conjunctivă și este separată de duramater printr-un spațiu care <text:s/>conține un lichid cefalorahidian (LCR)</text:p>
          </table:table-cell>
          <table:table-cell office:value-type="string" table:style-name="ce1">
            <text:p>apariția unui potențial de acțiune într-o zonă a membranei neuronale determină apariția unui nou potențial de acțiune în zona vecină</text:p>
          </table:table-cell>
          <table:table-cell office:value-type="string" table:style-name="ce1">
            <text:p>neuronii intercalari (de asociație) fac legătura intre neuronii senzitivi si motori<text:s text:c="2"/></text:p>
          </table:table-cell>
          <table:table-cell office:value-type="string" table:style-name="ce1">
            <text:p>neuronii multipolari au o formă stelată, piramidală sau piriformă și prezintă numeroase prelungiri dendritice și un axon</text:p>
          </table:table-cell>
          <table:table-cell office:value-type="string" table:style-name="ce1">
            <text:p>2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forma și dimensiunile corpului celular al nevrogliei pot fi diferite,iar prelungirille, variabile ca număr<text:s/></text:p>
          </table:table-cell>
          <table:table-cell office:value-type="string" table:style-name="ce1">
            <text:p>la nivelul sinapselor, transmiterea se face într-un singur sens</text:p>
          </table:table-cell>
          <table:table-cell office:value-type="string" table:style-name="ce1">
            <text:p>baza anatomică <text:s/>a actului reflex este arcul reflex, alcătuit din cinci componente anatomice: receptorul, calea aferentă, centrii nervoși, calea eferentă și efectorul</text:p>
          </table:table-cell>
          <table:table-cell office:value-type="string" table:style-name="ce1">
            <text:p>sub vertebra L2 măduva se prelungește cu conul medular, iar acesta cu „coada de <text:s/>cal”</text:p>
          </table:table-cell>
          <table:table-cell office:value-type="string" table:style-name="ce1">
            <text:p>deutoneuronul căii sensibilițății termice și dureroase se află în neuronii senzitivi din cornul posterior al măduvei</text:p>
          </table:table-cell>
          <table:table-cell office:value-type="string" table:style-name="ce1">
            <text:p>4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corectă:</text:p>
          </table:table-cell>
          <table:table-cell office:value-type="string" table:style-name="ce1">
            <text:p>receptorii căii kinestezice sunt fusurile neuromusculare</text:p>
          </table:table-cell>
          <table:table-cell office:value-type="string" table:style-name="ce1">
            <text:p>în regiunea cervicală există 7 nervi cervicali ( primul iese între osul occipital și atlas)</text:p>
          </table:table-cell>
          <table:table-cell office:value-type="string" table:style-name="ce1">
            <text:p>reflexele nociceptive constau în retragerea unui membru ca răspuns la stimularea dureroasă a acestuia</text:p>
          </table:table-cell>
          <table:table-cell office:value-type="string" table:style-name="ce1">
            <text:p>originea aparentă a nervului IV cranian este pe fața posterioară trunchiului cerebral, peste lama cvadrigemina</text:p>
          </table:table-cell>
          <table:table-cell office:value-type="string" table:style-name="ce1">
            <text:p>suprafața cerebelului prezintă trei șanțuri foarte adânci, care delimitează lobii cerebelului<text:s/></text:p>
          </table:table-cell>
          <table:table-cell office:value-type="string" table:style-name="ce1">
            <text:p>3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cerebelul are forma unui fluture, prezentând o porțiune mediană, vermisul și două porțiuni laterale, voluminoase, numite emisfere cerebeloase</text:p>
          </table:table-cell>
          <table:table-cell office:value-type="string" table:style-name="ce1">
            <text:p>pe fața laterală a emisferului cerebral se observă două șanțuri mai adânci: fisura laterală a lui Sylvius și șanțul central Rolando<text:s text:c="2"/></text:p>
          </table:table-cell>
          <table:table-cell office:value-type="string" table:style-name="ce1">
            <text:p>scoarța cerebrală reprezintă centrul superior de integrare a activității sistemului nervos</text:p>
          </table:table-cell>
          <table:table-cell office:value-type="string" table:style-name="ce1">
            <text:p>excitația și inhibiția sunt procese extrem de mobile, putând iradia pe o suprafață corticală sau să se concentreze într-o zonă limitată</text:p>
          </table:table-cell>
          <table:table-cell office:value-type="string" table:style-name="ce1">
            <text:p>reflexele condiționate spre deosebire de cele înnăscute se închid la nivel subcortical</text:p>
          </table:table-cell>
          <table:table-cell office:value-type="string" table:style-name="ce1">
            <text:p><text:s/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simpaticul își are căile lui proprii, reprezentate de lanțurile simpatice paravertebrale</text:p>
          </table:table-cell>
          <table:table-cell office:value-type="string" table:style-name="ce1">
            <text:p>la baza activității sistemului nervos vegetativ stă reflexul, care se desfășoară pe baza arcului reflex vegetativ</text:p>
          </table:table-cell>
          <table:table-cell office:value-type="string" table:style-name="ce1">
            <text:p>componenta simpatică activează organismul pentru luptă și apărare, mai ales prin eliberarea de noradrenalină din fibrele postglangionare și de adrenalină medulosuprarenală</text:p>
          </table:table-cell>
          <table:table-cell office:value-type="string" table:style-name="ce1">
            <text:p>pe fața medială a emisferelor cerebrale se observă șanțul corpului calos</text:p>
          </table:table-cell>
          <table:table-cell office:value-type="string" table:style-name="ce1">
            <text:p>fibrele motorii ale nervului trigemen au originea reală în nucleul motor al trigemenului din bulb<text:s/></text:p>
          </table:table-cell>
          <table:table-cell office:value-type="string" table:style-name="ce1">
            <text:p>5</text:p>
          </table:table-cell>
          <table:table-cell table:number-columns-repeated="16373" table:style-name="ce1"/>
        </table:table-row>
        <table:table-row table:style-name="ro1">
          <table:table-cell table:style-name="ce1"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corectă:</text:p>
          </table:table-cell>
          <table:table-cell office:value-type="string" table:style-name="ce1">
            <text:p>nervii III, V, VII, IX și X au în structura lor și fibre preganglionare parasimpatice, cu originea în nucleii vegetativi ai trunchiului cerebral</text:p>
          </table:table-cell>
          <table:table-cell office:value-type="string" table:style-name="ce1">
            <text:p>calea aferentă a reflexului miotatic este asigurată de primul neuron senzitiv proprioceptiv din cornul posterior al măduvei și de prelungirile acestuia</text:p>
          </table:table-cell>
          <table:table-cell office:value-type="string" table:style-name="ce1">
            <text:p>rădăcinile anterioară și posterioară ale nervului spinal se unesc și formează trunchiul nervului spinal, care este mixt</text:p>
          </table:table-cell>
          <table:table-cell office:value-type="string" table:style-name="ce1">
            <text:p>calea sistemului piramidal are doi neuroni: un neuron cortical, central, de execuție și un neuron inferior, periferic sau de comandă</text:p>
          </table:table-cell>
          <table:table-cell office:value-type="string" table:style-name="ce1">
            <text:p>fasciculul spinocerebelos dorsal străbate bulbul,puntea și mezencefalul și apoi, mergând de-a lungul pedunculului cerebelos superior, ajunge la cerebel</text:p>
          </table:table-cell>
          <table:table-cell office:value-type="string" table:style-name="ce1">
            <text:p><text:s/>3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<text:s/>Identificați afirmația FALSĂ:</text:p>
          </table:table-cell>
          <table:table-cell office:value-type="string" table:style-name="ce1">
            <text:p><text:s/>pentru demonstrarea legii localizării se arată că la o excitația slabă se observă o ușoară flexie a labei piciorului</text:p>
          </table:table-cell>
          <table:table-cell office:value-type="string" table:style-name="ce1">
            <text:p>la legea unilateralității se obține flexia unui membru</text:p>
          </table:table-cell>
          <table:table-cell office:value-type="string" table:style-name="ce1">
            <text:p>la legea simetriei se flectează ambele membre ( membrul inferior excitat și membrul inferior de partea opusă)<text:s/></text:p>
          </table:table-cell>
          <table:table-cell office:value-type="string" table:style-name="ce1">
            <text:p>la legea generalizării se produc contracții generalizate ale musculaturii membrelor și trunchiului</text:p>
          </table:table-cell>
          <table:table-cell office:value-type="string" table:style-name="ce1">
            <text:p>la legea iradierii se obțin contracții la jumătate din extremități</text:p>
          </table:table-cell>
          <table:table-cell office:value-type="string" table:style-name="ce1">
            <text:p>5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reflexele polisinaptice prezintă proprietatea de a iradia la nivelul sistemului nervos central, antrenând un număr crescut de neuroni la elaborarea răspunsului</text:p>
          </table:table-cell>
          <table:table-cell office:value-type="string" table:style-name="ce1">
            <text:p>neuronii bipolari, de formă rotundă ovală sau fusiformă se găsesc în ganglionii spirali Corti și vestibular Scarpa, în retină și în ganglionii spinali</text:p>
          </table:table-cell>
          <table:table-cell office:value-type="string" table:style-name="ce1">
            <text:p>axonul este o prelungire unică, lungă ( uneori de 1 m) și mai groasă</text:p>
          </table:table-cell>
          <table:table-cell office:value-type="string" table:style-name="ce1">
            <text:p>sinapsele electrice sunt alcătuite din două celule de aceleași dimensiuni, care sunt alipite în zonele lor de rezistență electrică minimă</text:p>
          </table:table-cell>
          <table:table-cell office:value-type="string" table:style-name="ce1">
            <text:p>deutoneuronul căii sensibilității kinestezice se află în nucleii gracilis și cuneat din bulb</text:p>
          </table:table-cell>
          <table:table-cell office:value-type="string" table:style-name="ce1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corectă:</text:p>
          </table:table-cell>
          <table:table-cell office:value-type="string" table:style-name="ce1">
            <text:p>rădăcina posterioară a nervului spinal prezintă pe traiectul său ganglionul spinal, la nivelul căruia sunt localizați atât neuronii somatosenzitivi, cât și neuronii viscerosenzitivi<text:s/></text:p>
          </table:table-cell>
          <table:table-cell office:value-type="string" table:style-name="ce1">
            <text:p>centrul reflexului miotatic se găsește în nucleul ambiguu din bulb</text:p>
          </table:table-cell>
          <table:table-cell office:value-type="string" table:style-name="ce1">
            <text:p>nervii olfactivi au originea reală în celulele multipolare din mucoasa olfactivă</text:p>
          </table:table-cell>
          <table:table-cell office:value-type="string" table:style-name="ce1">
            <text:p>medial de șanțul olfactiv se află șanțurile orbitare dispus sub forma literei „H”, între care se delimitează girii orbitali</text:p>
          </table:table-cell>
          <table:table-cell office:value-type="string" table:style-name="ce1">
            <text:p>fibrele comisurale unesc cele două emisfere, formând corpul calos, trigonul cerebral și comisura albă posterioară<text:s/></text:p>
          </table:table-cell>
          <table:table-cell office:value-type="string" table:style-name="ce1">
            <text:p>1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neocortexul reprezintă sediul proceselor psihice superioare</text:p>
          </table:table-cell>
          <table:table-cell office:value-type="string" table:style-name="ce1">
            <text:p>substanța albă a emisferelor cerebral înconjoară ventriculii cerebrali I și II</text:p>
          </table:table-cell>
          <table:table-cell office:value-type="string" table:style-name="ce1">
            <text:p>centrii sistemului simpatic se află în coarnele laterale ale măduvei toracale și lombare superioare</text:p>
          </table:table-cell>
          <table:table-cell office:value-type="string" table:style-name="ce1">
            <text:p>nu există fibre postganglionare simpatice care eliberează acetilcolină</text:p>
          </table:table-cell>
          <table:table-cell office:value-type="string" table:style-name="ce1">
            <text:p>efectul stimulării simpatice asupra irisului este dilatarea pupilei ( midriază)</text:p>
          </table:table-cell>
          <table:table-cell office:value-type="string" table:style-name="ce1">
            <text:p>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stimularea parasimpatică nu are efect asupra forței de contracție a inimii</text:p>
          </table:table-cell>
          <table:table-cell office:value-type="string" table:style-name="ce1">
            <text:p>glandele medulosuprarenale nu sunt prevăzute cu inervație parasimpatică</text:p>
          </table:table-cell>
          <table:table-cell office:value-type="string" table:style-name="ce1">
            <text:p>axonul neuronului postganglionar formează fibra postganglionară, care ajunge la organul efector vegetativ ( mușchi neted sau glandă)</text:p>
          </table:table-cell>
          <table:table-cell office:value-type="string" table:style-name="ce1">
            <text:p>inhibiția este un proces activ care se manifestă prin diminuarea sau sistarea unei activități anterioare</text:p>
          </table:table-cell>
          <table:table-cell office:value-type="string" table:style-name="ce1">
            <text:p>originea aparentă a nervului XII se găsește în șanțul retroolivar</text:p>
          </table:table-cell>
          <table:table-cell office:value-type="string" table:style-name="ce1">
            <text:p>5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corectă:</text:p>
          </table:table-cell>
          <table:table-cell office:value-type="string" table:style-name="ce1">
            <text:p>fibrele parasimpatice cu originea în nucleul salivator superior din punte ajung la glandele parotide</text:p>
          </table:table-cell>
          <table:table-cell office:value-type="string" table:style-name="ce1">
            <text:p><text:s/>nervii abduncens sunt nervi motori care inervează mușchiul drept intern al globului ocular</text:p>
          </table:table-cell>
          <table:table-cell office:value-type="string" table:style-name="ce1">
            <text:p>în trunchiul cerebral își au originea zece din cele 12 perechi de nervi cranieni</text:p>
          </table:table-cell>
          <table:table-cell office:value-type="string" table:style-name="ce1">
            <text:p>centrii reflexelor nociceptice sunt monosinaptici</text:p>
          </table:table-cell>
          <table:table-cell office:value-type="string" table:style-name="ce1">
            <text:p>în jur de 25% din fibrele fascicului piramidal se încrucișează la nivelul bulbului, formând fasciculul piramidal încrucișat</text:p>
          </table:table-cell>
          <table:table-cell office:value-type="string" table:style-name="ce1">
            <text:p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ramura dorsală a nervului spinal conține, ca și ramura ventrală, atât fibre motorii cât și fibre senzitive, se distribuie la pielea spatelui și la mușchi jgheaburilor vertebrale</text:p>
          </table:table-cell>
          <table:table-cell office:value-type="string" table:style-name="ce1">
            <text:p>axonul deutoneuronului căii sensibilității kinstezice se încrucișează în bulb și formează decusația senzitivă, după care devin ascendenți și formează lemniscusul lateral, care se îndreaptă spre talamus</text:p>
          </table:table-cell>
          <table:table-cell office:value-type="string" table:style-name="ce1">
            <text:p>termoreceptorii răspund la variațiile de temperatură: terminații nervoase libere</text:p>
          </table:table-cell>
          <table:table-cell office:value-type="string" table:style-name="ce1">
            <text:p>receptorul este o structură excitabilăcare răspunde la stimuli prin variații de potențial gradate proporțional cu intensitatea stimulului</text:p>
          </table:table-cell>
          <table:table-cell office:value-type="string" table:style-name="ce1">
            <text:p>sinapsele neuro-neuronale pot fi axosomatice sau axodendritice, axoaxonice sau dendrodendritice</text:p>
          </table:table-cell>
          <table:table-cell office:value-type="string" table:style-name="ce1">
            <text:p>2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SLĂ:</text:p>
          </table:table-cell>
          <table:table-cell office:value-type="string" table:style-name="ce1">
            <text:p>cofeina crește excitabilitatea sinapselor</text:p>
          </table:table-cell>
          <table:table-cell office:value-type="string" table:style-name="ce1">
            <text:p>neurilema celulei nervoase este subțire, delimitează neuronul și are structură lipoproteică<text:s/></text:p>
          </table:table-cell>
          <table:table-cell office:value-type="string" table:style-name="ce1">
            <text:p>nevrogliile sunt celule are se divid intens, nu conțin neurofibrile și nici corpi Nissl</text:p>
          </table:table-cell>
          <table:table-cell office:value-type="string" table:style-name="ce1">
            <text:p>stimularea repetată și rapidă a sinapselor excitatorii este urmată de descărcări foarte numeroase ale neuronului postsinaptic, pentru ca, în următoarele miliecunde, numarul acestora să crească accentuat</text:p>
          </table:table-cell>
          <table:table-cell office:value-type="string" table:style-name="ce1">
            <text:p>fibrele parasimpatice ale nervului III ajung la mușchiul sfincter al irisului și la fibrele circulare ale mușchiului ciliar</text:p>
          </table:table-cell>
          <table:table-cell office:value-type="string" table:style-name="ce1">
            <text:p>4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corectă:</text:p>
          </table:table-cell>
          <table:table-cell office:value-type="string" table:style-name="ce1">
            <text:p>nervii cranieni fac parte din sitemul nervos central și sunt în număr de 12 perechi</text:p>
          </table:table-cell>
          <table:table-cell office:value-type="string" table:style-name="ce1">
            <text:p>fibrele motorii ale nervului facial inervează mușchii masticatori</text:p>
          </table:table-cell>
          <table:table-cell office:value-type="string" table:style-name="ce1">
            <text:p>cerebelul este situat înapoia bulbului și a punții, cu care delimitează cavitatea ventriculului IV</text:p>
          </table:table-cell>
          <table:table-cell office:value-type="string" table:style-name="ce1">
            <text:p>pe fața bazală a emisferelor cerebrale începe fisura laterală a lui Sylvius, care împarte această față în lob orbital situat posterior de fisura laterală și lob temporo-occipital, situat anterior de fisura laterală</text:p>
          </table:table-cell>
          <table:table-cell office:value-type="string" table:style-name="ce1">
            <text:p>nucleul talamic este situat superior față de corpul calos</text:p>
          </table:table-cell>
          <table:table-cell office:value-type="string" table:style-name="ce1">
            <text:p><text:s/>3</text:p>
          </table:table-cell>
          <table:table-cell table:number-columns-repeated="16373"/>
        </table:table-row>
        <table:table-row table:style-name="ro1">
          <table:table-cell/>
          <table:table-cell office:value-type="string" table:style-name="ce1">
            <text:p>biologie</text:p>
          </table:table-cell>
          <table:table-cell office:value-type="string" table:style-name="ce1">
            <text:p>sistemul nervos</text:p>
          </table:table-cell>
          <table:table-cell office:value-type="string" table:style-name="ce1">
            <text:p>2017</text:p>
          </table:table-cell>
          <table:table-cell office:value-type="string" table:style-name="ce1">
            <text:p>Identificați afirmația FALSĂ:</text:p>
          </table:table-cell>
          <table:table-cell office:value-type="string" table:style-name="ce1">
            <text:p>reflexul condiționat este un răspuns „Învățat” pe care centrii nervoși îl dau unui stimul inițial indiferent ( fără importanță biologică)</text:p>
          </table:table-cell>
          <table:table-cell office:value-type="string" table:style-name="ce1">
            <text:p>efectul stimulării parasimpatice asupra vaselor sangvinve este în principal, vasoconstricție, afectează majoritatea vaselor ( arteriole din tegument, viscere și parțial din mușchii striați)</text:p>
          </table:table-cell>
          <table:table-cell office:value-type="string" table:style-name="ce1">
            <text:p>sistemul simpatodrenal intervine și în termoreglare</text:p>
          </table:table-cell>
          <table:table-cell office:value-type="string" table:style-name="ce1">
            <text:p>inhibiția internă- condiționată ( de stingere, de întârziere și de diferențiere) apare chiar în interiorul focarului cortical activ și este specifică scoarței cerebrale</text:p>
          </table:table-cell>
          <table:table-cell office:value-type="string" table:style-name="ce1">
            <text:p>prin ramura externă a nervului XI, fibrele ajung la mușchii sternocleidomastoidian și trapez</text:p>
          </table:table-cell>
          <table:table-cell office:value-type="string" table:style-name="ce1">
            <text:p>2</text:p>
          </table:table-cell>
          <table:table-cell table:number-columns-repeated="16373"/>
        </table:table-row>
        <table:table-row table:number-rows-repeated="1048550" table:style-name="ro1">
          <table:table-cell table:number-columns-repeated="16384"/>
        </table:table-row>
      </table:table>
      <table:database-ranges>
        <table:database-range table:target-range-address="questions.B1:questions.L26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5in" fo:margin-bottom="0.5in" fo:margin-left="0.75in" fo:margin-right="0.75in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Cirpian</meta:initial-creator>
    <dc:creator>Cirpian</dc:creator>
    <meta:creation-date>2018-03-10T12:47:41Z</meta:creation-date>
    <dc:date>2018-03-10T12:48:46Z</dc:date>
  </office:meta>
</office:document-meta>
</file>